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empty-setup-push-repo-echo"/>git remote add origin https://github.com/osmarsaraiva/siga_transportes_py.git</text:p>
      <text:p text:style-name="Preformatted_20_Text">git branch -M main</text:p>
      <text:p text:style-name="P1">git push -u origin mai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3:36:07.692605806</meta:creation-date>
    <dc:date>2024-07-21T13:36:28.201332374</dc:date>
    <meta:editing-duration>PT22S</meta:editing-duration>
    <meta:editing-cycles>1</meta:editing-cycles>
    <meta:document-statistic meta:table-count="0" meta:image-count="0" meta:object-count="0" meta:page-count="1" meta:paragraph-count="3" meta:word-count="14" meta:character-count="118" meta:non-whitespace-character-count="107"/>
    <meta:generator>LibreOffice/7.3.7.2$Linux_X86_64 LibreOffice_project/30$Build-2</meta:generator>
  </office:meta>
</office:document-meta>
</file>